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5f8" officeooo:paragraph-rsid="0014a5f8"/>
    </style:style>
    <style:style style:name="P2" style:family="paragraph" style:parent-style-name="Standard">
      <style:text-properties officeooo:rsid="0015bf90" officeooo:paragraph-rsid="0015bf90"/>
    </style:style>
    <style:style style:name="T1" style:family="text">
      <style:text-properties officeooo:rsid="0015bf9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 usuarios falta el camp estados<text:span text:style-name="T2"/></text:p>
      <text:p text:style-name="P1">Librería carbon para formatear la fecha<text:line-break/>Lo del correu no fa falta fer-ho complet</text:p>
      <text:p text:style-name="P1">registre forma part de usuaris</text:p>
      <text:p text:style-name="P1">en el request comprobar que la grandaria maxima son 2 megues, etc.<text:line-break/>Anar en cuidado de que si intenta accedir a les fotos o adreça e un altre usuari que no pug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6:32:52.682202880</meta:creation-date>
    <dc:date>2024-12-16T17:08:42.092630784</dc:date>
    <meta:editing-duration>PT35M4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4" meta:word-count="57" meta:character-count="302" meta:non-whitespace-character-count="249"/>
  </office:meta>
</office:document-meta>
</file>